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PT Serif" svg:font-family="'PT Serif', 'Times New Roman'" style:font-family-generic="roman"/>
    <style:font-face style:name="Lucida Sans2" svg:font-family="'Lucida Sans'" style:font-family-generic="swiss"/>
    <style:font-face style:name="OpenSymbol" svg:font-family="OpenSymbol, 'Arial Unicode MS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Neo Sans Pro1" svg:font-family="'Neo Sans Pro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eo Sans Pro" svg:font-family="'Neo Sans Pro', 'Segoe Scrip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25cm" fo:margin-left="-0.37cm" table:align="left" style:writing-mode="lr-tb"/>
    </style:style>
    <style:style style:name="Tabela1.A" style:family="table-column">
      <style:table-column-properties style:column-width="1.071cm"/>
    </style:style>
    <style:style style:name="Tabela1.B" style:family="table-column">
      <style:table-column-properties style:column-width="7.304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4.3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Text_20_body">
      <style:paragraph-properties fo:margin-top="0cm" fo:margin-bottom="0cm" fo:orphans="2" fo:widows="2"/>
    </style:style>
    <style:style style:name="P2" style:family="paragraph" style:parent-style-name="Text_20_body">
      <style:paragraph-properties fo:margin-top="0cm" fo:margin-bottom="0cm" fo:orphans="2" fo:widows="2"/>
      <style:text-properties fo:color="#333333" style:font-name="PT Serif" fo:font-size="10pt" style:font-size-asian="10pt" style:font-name-complex="PT Serif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 style:master-page-name="Standard">
      <style:paragraph-properties style:page-number="auto"/>
      <style:text-properties fo:color="#000000" fo:font-size="11pt" fo:font-weight="bold" style:font-size-asian="11pt" style:font-weight-asian="bold" style:font-name-complex="Neo Sans Pro" style:font-size-complex="11pt" style:font-weight-complex="bold"/>
    </style:style>
    <style:style style:name="P5" style:family="paragraph" style:parent-style-name="Text_20_body" style:list-style-name="WW8Num1"/>
    <style:style style:name="P6" style:family="paragraph" style:parent-style-name="Text_20_body" style:list-style-name="WW8Num1">
      <style:text-properties fo:color="#000000" fo:font-size="10pt" style:font-size-asian="10pt" style:font-name-complex="Neo Sans Pro1" style:font-size-complex="10pt"/>
    </style:style>
    <style:style style:name="P7" style:family="paragraph" style:parent-style-name="Text_20_body" style:list-style-name="WW8Num1">
      <style:paragraph-properties style:line-height-at-least="0.176cm"/>
      <style:text-properties fo:color="#000000" fo:font-size="10pt" style:font-size-asian="10pt" style:font-name-complex="Times New Roman" style:font-size-complex="10pt"/>
    </style:style>
    <style:style style:name="P8" style:family="paragraph" style:parent-style-name="Text_20_body" style:list-style-name="WW8Num1">
      <style:text-properties fo:color="#000000" fo:font-size="10pt" style:font-size-asian="10pt" style:font-name-complex="Times New Roman" style:font-size-complex="10pt"/>
    </style:style>
    <style:style style:name="P9" style:family="paragraph" style:parent-style-name="Text_20_body" style:list-style-name="WW8Num1">
      <style:paragraph-properties fo:text-align="justify" style:justify-single-word="false"/>
      <style:text-properties fo:color="#000000" fo:font-size="10pt" style:font-size-asian="10pt" style:font-weight-complex="bold"/>
    </style:style>
    <style:style style:name="P10" style:family="paragraph" style:parent-style-name="Text_20_body" style:list-style-name="WW8Num1">
      <style:text-properties fo:color="#000000" fo:font-size="10pt" style:font-size-asian="10pt" style:font-weight-complex="bold"/>
    </style:style>
    <style:style style:name="P11" style:family="paragraph" style:parent-style-name="Text_20_body" style:list-style-name="WW8Num1">
      <style:text-properties fo:color="#000000" fo:font-size="10pt" fo:font-weight="bold" style:font-size-asian="10pt" style:font-weight-asian="bold" style:font-weight-complex="bold"/>
    </style:style>
    <style:style style:name="P12" style:family="paragraph" style:parent-style-name="Text_20_body">
      <style:paragraph-properties fo:line-height="150%" fo:text-align="center" style:justify-single-word="false"/>
      <style:text-properties fo:color="#000000" fo:font-size="10pt" fo:font-weight="bold" style:font-size-asian="10pt" style:font-weight-asian="bold" style:font-name-complex="Times New Roman" style:font-size-complex="10pt"/>
    </style:style>
    <style:style style:name="P13" style:family="paragraph" style:parent-style-name="Text_20_body" style:list-style-name="WW8Num1">
      <style:text-properties fo:color="#000000" fo:font-size="10pt" fo:font-weight="normal" style:font-size-asian="10pt" style:font-weight-asian="normal" style:font-weight-complex="normal"/>
    </style:style>
    <style:style style:name="P14" style:family="paragraph" style:parent-style-name="Text_20_body">
      <style:paragraph-properties fo:line-height="150%" fo:text-align="center" style:justify-single-word="false"/>
    </style:style>
    <style:style style:name="P15" style:family="paragraph" style:parent-style-name="Text_20_body" style:list-style-name="WW8Num1">
      <style:paragraph-properties fo:margin-top="0cm" fo:margin-bottom="0cm" style:line-height-at-least="0.176cm"/>
    </style:style>
    <style:style style:name="P16" style:family="paragraph" style:parent-style-name="Text_20_body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Text_20_body" style:list-style-name="WW8Num1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Text_20_body" style:master-page-name="Konwertuj_20_1">
      <style:paragraph-properties fo:line-height="150%" fo:text-align="center" style:justify-single-word="false" style:page-number="auto"/>
      <style:text-properties style:font-name="Calibri" fo:font-size="10pt" style:font-size-asian="10pt" style:font-name-complex="Calibri" style:font-size-complex="10pt"/>
    </style:style>
    <style:style style:name="P19" style:family="paragraph" style:parent-style-name="List" style:list-style-name="WW8Num1">
      <style:paragraph-properties fo:margin-top="0cm" fo:margin-bottom="0cm" fo:text-align="justify" style:justify-single-word="false"/>
      <style:text-properties fo:font-size="10pt" fo:font-weight="bold" style:font-size-asian="10pt" style:font-weight-asian="bold" style:font-size-complex="10pt"/>
    </style:style>
    <style:style style:name="P20" style:family="paragraph" style:parent-style-name="List" style:list-style-name="WW8Num1">
      <style:paragraph-properties fo:margin-top="0cm" fo:margin-bottom="0cm" fo:text-align="justify" style:justify-single-word="false"/>
      <style:text-properties fo:font-size="10pt" style:font-size-asian="10pt" style:font-name-complex="Times New Roman" style:font-size-complex="10pt"/>
    </style:style>
    <style:style style:name="P21" style:family="paragraph" style:parent-style-name="List" style:list-style-name="WW8Num1">
      <style:paragraph-properties fo:margin-top="0cm" fo:margin-bottom="0cm" fo:text-align="justify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26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27" style:family="paragraph" style:parent-style-name="Standard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P28" style:family="paragraph" style:parent-style-name="Standard">
      <style:paragraph-properties fo:text-align="end" style:justify-single-word="false"/>
      <style:text-properties style:font-name="Calibri" fo:font-size="10pt" style:font-size-asian="10pt" style:font-name-complex="Calibri" style:font-size-complex="10pt"/>
    </style:style>
    <style:style style:name="P29" style:family="paragraph" style:parent-style-name="Standard" style:list-style-name="WW8Num1"/>
    <style:style style:name="P30" style:family="paragraph" style:parent-style-name="Standard" style:list-style-name="WW8Num1">
      <style:paragraph-properties fo:margin-top="0cm" fo:margin-bottom="0.123cm" fo:line-height="105%"/>
    </style:style>
    <style:style style:name="P31" style:family="paragraph" style:parent-style-name="Standard">
      <style:paragraph-properties fo:margin-left="0cm" fo:margin-right="0cm" fo:margin-top="0cm" fo:margin-bottom="0.123cm" fo:line-height="105%" fo:text-align="center" style:justify-single-word="false" fo:text-indent="0cm" style:auto-text-indent="false">
        <style:tab-stops>
          <style:tab-stop style:position="0.824cm"/>
        </style:tab-stops>
      </style:paragraph-properties>
      <style:text-properties fo:color="#000000" style:font-name="Calibri" fo:font-size="10pt" style:font-size-asian="10pt" style:font-name-complex="Calibri" style:font-size-complex="10pt"/>
    </style:style>
    <style:style style:name="P32" style:family="paragraph" style:parent-style-name="Standard">
      <style:paragraph-properties fo:margin-left="3.417cm" fo:margin-right="0cm" fo:margin-top="0cm" fo:margin-bottom="0.123cm" fo:line-height="105%" fo:text-indent="-0.018cm" style:auto-text-indent="false"/>
      <style:text-properties fo:font-size="10pt" fo:font-weight="bold" style:font-size-asian="10pt" style:font-weight-asian="bold" style:font-size-complex="10pt"/>
    </style:style>
    <style:style style:name="P33" style:family="paragraph" style:parent-style-name="Standard">
      <style:paragraph-properties fo:margin-left="3.417cm" fo:margin-right="0cm" fo:margin-top="0cm" fo:margin-bottom="0.123cm" fo:line-height="105%" fo:text-indent="-0.018cm" style:auto-text-indent="false"/>
    </style:style>
    <style:style style:name="T1" style:family="text">
      <style:text-properties fo:font-weight="bold" style:font-weight-asian="bold" style:font-name-complex="Times New Roman" style:font-weight-complex="bold"/>
    </style:style>
    <style:style style:name="T2" style:family="text">
      <style:text-properties fo:color="#000000" fo:font-weight="bold" style:font-weight-asian="bold" style:font-name-complex="Times New Roman"/>
    </style:style>
    <style:style style:name="T3" style:family="text">
      <style:text-properties fo:color="#000000" fo:font-size="10pt" style:font-size-asian="10pt"/>
    </style:style>
    <style:style style:name="T4" style:family="text">
      <style:text-properties fo:color="#000000" fo:font-size="10pt" style:font-size-asian="10pt" style:font-name-complex="Times New Roman" style:font-size-complex="10pt"/>
    </style:style>
    <style:style style:name="T5" style:family="text">
      <style:text-properties fo:color="#000000" fo:font-size="10pt" style:font-size-asian="10pt" style:font-name-complex="Times New Roman" style:font-size-complex="10pt" style:font-weight-complex="bold"/>
    </style:style>
    <style:style style:name="T6" style:family="text">
      <style:text-properties fo:color="#000000" fo:font-size="10pt" style:font-size-asian="10pt" style:font-name-complex="Neo Sans Pro1"/>
    </style:style>
    <style:style style:name="T7" style:family="text">
      <style:text-properties fo:color="#000000" fo:font-size="10pt" style:font-size-asian="10pt" style:font-weight-complex="bold"/>
    </style:style>
    <style:style style:name="T8" style:family="text">
      <style:text-properties fo:color="#000000" fo:font-size="10pt" style:text-underline-style="none" style:font-size-asian="10pt"/>
    </style:style>
    <style:style style:name="T9" style:family="text">
      <style:text-properties fo:color="#000000" fo:font-size="10pt" style:text-underline-style="none" fo:font-weight="bold" style:font-size-asian="10pt" style:font-weight-asian="bold" style:font-name-complex="Times New Roman" style:font-size-complex="10pt"/>
    </style:style>
    <style:style style:name="T10" style:family="text">
      <style:text-properties fo:color="#000000" fo:font-size="10pt" style:text-underline-style="none" fo:font-weight="bold" style:font-name-asian="Times New Roman" style:font-size-asian="10pt" style:font-weight-asian="bold" style:font-weight-complex="bold"/>
    </style:style>
    <style:style style:name="T11" style:family="text">
      <style:text-properties fo:color="#000000" fo:font-size="10pt" style:text-underline-style="none" fo:font-weight="normal" style:font-name-asian="Times New Roman" style:font-size-asian="10pt" style:font-weight-asian="normal" style:font-weight-complex="normal"/>
    </style:style>
    <style:style style:name="T12" style:family="text">
      <style:text-properties fo:color="#000000" fo:font-size="10pt" fo:font-weight="bold" style:font-size-asian="10pt" style:font-weight-asian="bold"/>
    </style:style>
    <style:style style:name="T13" style:family="text">
      <style:text-properties fo:color="#000000" fo:font-size="10pt" fo:font-weight="bold" style:font-size-asian="10pt" style:font-weight-asian="bold" style:font-name-complex="Times New Roman" style:font-size-complex="10pt"/>
    </style:style>
    <style:style style:name="T14" style:family="text"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T15" style:family="text">
      <style:text-properties fo:color="#000000" fo:font-size="10pt" fo:font-weight="bold" style:font-size-asian="10pt" style:font-weight-asian="bold" style:font-name-complex="Neo Sans Pro1" style:font-weight-complex="bold"/>
    </style:style>
    <style:style style:name="T16" style:family="text">
      <style:text-properties fo:color="#000000" fo:font-size="10pt" fo:font-weight="bold" style:font-size-asian="10pt" style:font-weight-asian="bold" style:font-weight-complex="bold"/>
    </style:style>
    <style:style style:name="T17" style:family="text">
      <style:text-properties fo:color="#000000" fo:font-size="10pt" fo:font-weight="bold" fo:background-color="#ffffff" style:font-size-asian="10pt" style:font-weight-asian="bold" style:font-name-complex="Times New Roman" style:font-size-complex="10pt" style:font-weight-complex="bold"/>
    </style:style>
    <style:style style:name="T18" style:family="text">
      <style:text-properties fo:color="#000000" fo:font-size="10pt" fo:background-color="#ffffff" style:font-size-asian="10pt" style:font-name-complex="Times New Roman" style:font-size-complex="10pt" style:font-weight-complex="bold"/>
    </style:style>
    <style:style style:name="T19" style:family="text">
      <style:text-properties fo:color="#000000" fo:font-size="10pt" fo:font-weight="normal" style:font-size-asian="10pt" style:font-weight-asian="normal" style:font-name-complex="Times New Roman" style:font-size-complex="10pt" style:font-weight-complex="normal"/>
    </style:style>
    <style:style style:name="T20" style:family="text">
      <style:text-properties fo:color="#000000" fo:font-size="10pt" fo:font-weight="normal" style:font-size-asian="10pt" style:font-weight-asian="normal" style:font-weight-complex="normal"/>
    </style:style>
    <style:style style:name="T2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000000" fo:font-size="10pt" fo:font-weight="normal" fo:background-color="#ffffff" style:font-size-asian="10pt" style:font-weight-asian="normal" style:font-name-complex="Times New Roman" style:font-size-complex="10pt" style:font-weight-complex="normal"/>
    </style:style>
    <style:style style:name="T23" style:family="text">
      <style:text-properties fo:color="#000000" fo:font-size="10pt" style:font-name-asian="Times New Roman" style:font-size-asian="10pt"/>
    </style:style>
    <style:style style:name="T24" style:family="text">
      <style:text-properties fo:color="#000000" style:font-name-complex="Times New Roman"/>
    </style:style>
    <style:style style:name="T25" style:family="text">
      <style:text-properties fo:color="#000000" fo:font-size="11pt" fo:font-weight="bold" style:font-size-asian="11pt" style:font-weight-asian="bold" style:font-name-complex="Neo Sans Pro" style:font-size-complex="11pt" style:font-weight-complex="bold"/>
    </style:style>
    <style:style style:name="T26" style:family="text">
      <style:text-properties fo:color="#000000" fo:font-size="11pt" fo:font-weight="bold" style:font-size-asian="11pt" style:font-weight-asian="bold" style:font-name-complex="sans-serif" style:font-size-complex="11pt" style:font-weight-complex="bold"/>
    </style:style>
    <style:style style:name="T27" style:family="text">
      <style:text-properties fo:color="#000000"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28" style:family="text">
      <style:text-properties fo:color="#000000" style:font-name="Times New Roman" fo:font-size="10pt" style:text-underline-style="none" fo:font-weight="bold" style:font-size-asian="10pt" style:font-weight-asian="bold" style:font-name-complex="Times New Roman" style:font-size-complex="10pt"/>
    </style:style>
    <style:style style:name="T29" style:family="text">
      <style:text-properties fo:font-size="10pt" style:font-size-asian="10pt"/>
    </style:style>
    <style:style style:name="T30" style:family="text">
      <style:text-properties fo:font-size="10pt" style:font-size-asian="10pt" style:font-name-complex="Times New Roman" style:font-size-complex="10pt"/>
    </style:style>
    <style:style style:name="T31" style:family="text">
      <style:text-properties fo:font-size="10pt" style:font-size-asian="10pt" style:font-name-complex="Times New Roman" style:font-size-complex="10pt" style:font-weight-complex="bol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fo:font-weight="bold" style:font-size-asian="10pt" style:font-weight-asian="bold"/>
    </style:style>
    <style:style style:name="T34" style:family="text">
      <style:text-properties fo:font-size="10pt" fo:font-weight="bold" style:font-size-asian="10pt" style:font-weight-asian="bold" style:font-size-complex="10pt"/>
    </style:style>
    <style:style style:name="T35" style:family="text">
      <style:text-properties fo:font-size="10pt" fo:font-weight="bold" style:font-size-asian="10pt" style:font-weight-asian="bold" style:font-size-complex="10pt" style:font-weight-complex="bold"/>
    </style:style>
    <style:style style:name="T36" style:family="text">
      <style:text-properties fo:font-size="10pt" fo:background-color="#ffffff" style:font-size-asian="10pt" style:font-name-complex="Times New Roman" style:font-size-complex="10pt" style:font-weight-complex="bold"/>
    </style:style>
    <style:style style:name="T37" style:family="text">
      <style:text-properties fo:font-size="10pt" fo:font-weight="normal" style:font-size-asian="10pt" style:font-weight-asian="normal" style:font-weight-complex="normal"/>
    </style:style>
    <style:style style:name="T38" style:family="text">
      <style:text-properties fo:font-size="10pt" style:text-underline-style="none" fo:font-weight="bold" style:font-size-asian="10pt" style:font-weight-asian="bold"/>
    </style:style>
    <style:style style:name="T39" style:family="text">
      <style:text-properties style:font-name="Calibri" fo:font-size="10pt" style:font-size-asian="10pt" style:font-name-complex="Calibri" style:font-size-complex="10pt"/>
    </style:style>
    <style:style style:name="T40" style:family="text">
      <style:text-properties fo:color="#333333" style:font-name="PT Serif" fo:font-size="10pt" fo:font-weight="normal" style:font-size-asian="10pt" style:font-weight-asian="normal" style:font-name-complex="PT Serif" style:font-size-complex="10pt" style:font-weight-complex="normal"/>
    </style:style>
    <style:style style:name="T41" style:family="text">
      <style:text-properties fo:font-size="11pt" style:font-size-asian="11pt" style:font-name-complex="Neo Sans Pro" style:font-size-complex="11pt" style:font-weight-complex="bold"/>
    </style:style>
    <style:style style:name="T42" style:family="text">
      <style:text-properties fo:font-size="11pt" style:font-size-asian="11pt" style:font-name-complex="sans-serif" style:font-size-complex="11pt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size-complex="10pt"/>
    </style:style>
    <style:style style:name="T45" style:family="text">
      <style:text-properties fo:color="#000000" fo:font-size="10pt" style:text-underline-style="none" fo:font-weight="bold" style:font-size-asian="10pt" style:font-weight-asian="bold"/>
    </style:style>
    <style:style style:name="T46" style:family="text">
      <style:text-properties fo:color="#000000" fo:font-size="10pt" style:text-underline-style="none" fo:font-weight="normal" style:font-size-asian="10pt" style:font-weight-asian="normal" style:font-weight-complex="normal"/>
    </style:style>
    <style:style style:name="T47" style:family="text">
      <style:text-properties fo:font-variant="normal" fo:text-transform="none" fo:color="#337ab7" style:text-line-through-style="none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GULAMIN OTWARTYCH INDYWIDUALNYCH <text:s/>MISTRZOSTW <text:s/>RADOMIA <text:s/>SZKÓŁ <text:s/>PODSTAWOWYCH <text:s text:c="2"/>KLAS <text:s text:c="2"/>IV-V <text:s/>W <text:s/>SZACHACH <text:s/>W <text:s/>2022 r.</text:p>
      <text:p text:style-name="Text_20_body"><text:span text:style-name="T25">IM. PORUCZNIKA <text:s/></text:span><text:span text:style-name="T26">ALEKSANDRA MŁYŃSKIEGO </text:span><text:span text:style-name="T25"><text:s/>ps. „DRĄGAL”.</text:span></text:p>
      <text:p text:style-name="P1"><text:span text:style-name="Strong_20_Emphasis"><text:span text:style-name="T40">Porucznik Aleksander Młyński „Drągal” to jeden z najsłynniejszych żołnierzy antykomunistycznej partyzantki na ziemi radomskiej. Podczas okupacji niemieckiej żołnierz Armii Krajowej, po wojnie Narodowego Związku Zbrojnego oraz Zrzeszenia Wolność i Niezawisłość. Jego partyzancka epopeja  zakończyła się dopiero  25 sierpnia 1950 r., kiedy to został zastrzelony wraz z dwoma swoimi podkomendnymi w Kolonii Wawrzyszów pod Wolanowem. „Drągal” i jego żołnierze zginęli od kul  członków grupy pozorowanej UB, udającej patrol partyzancki, a do tragedii walnie przyczynił się zdrajca i agent UB o kryptonimie „15”, jeden z najstarszych stażem partyzantów „Drągala”, Marian Bukała  „Zbych”.</text:span></text:span></text:p>
      <text:p text:style-name="P2">Aleksander Młyński, s. Władysława, urodził 14 lutego 1925 r. w okolicach Sienna przedwojenny pow. Iłża.  Jego rodzina przed wojną, jako osadnicy, wyemigrowała do miejscowości Wysokie Litewskie pow. Brześć nad Bugiem. Tam objęła kilkuhektarowe gospodarstwo, i tam również zastał ich wybuch II wojny światowej. W czasie okupacji Aleksander Młyński był żołnierzem kresowych oddziałów Armii Krajowej. W kwietniu 1945 r., rodzina przyszłego „Drągala”, a on wraz z nią, powróciła w okolice Sienna i zamieszkała we wsi Kadłubek.</text:p>
      <text:p text:style-name="P3"><text:span text:style-name="Internet_20_link"><text:span text:style-name="T9"/></text:span></text:p>
      <text:list xml:id="list6110347376855987973" text:style-name="WW8Num1">
        <text:list-header>
          <text:p text:style-name="P17">1. <text:span text:style-name="T2">Cel: </text:span><text:span text:style-name="T24">Celem turnieju jest: <text:s text:c="124"/>- -szerzenie postaw patriotycznych wśród dzieci i młodzieży</text:span></text:p>
          <text:p text:style-name="P15"><text:span text:style-name="T4">-wyłonienie Indywidualnego Mistrza Radomia Szkół Podstawowych <text:s/>Klas IV - </text:span><text:span text:style-name="T13">V </text:span><text:span text:style-name="T4">w 2022 r.</text:span></text:p>
          <text:p text:style-name="P15"><text:span text:style-name="T4"><text:s text:c="7"/>- popularyzowanie szachów wśród dzieci i młodzieży <text:s/>szkół podstawowych</text:span></text:p>
          <text:p text:style-name="P15"><text:span text:style-name="T4"><text:s text:c="8"/>-integracja i sportowa rywalizacja pomiędzy dziećmi.</text:span></text:p>
          <text:list>
            <text:list-item>
              <text:list>
                <text:list-header>
                  <text:p text:style-name="P6">-popularyzowanie wśród dzieci przemilczanej wiedzy historycznej.</text:p>
                  <text:p text:style-name="P8">-oddanie hołdu „Żołnierzom Niezłomnym”.</text:p>
                </text:list-header>
              </text:list>
            </text:list-item>
          </text:list>
        </text:list-header>
        <text:list-item>
          <text:p text:style-name="P15"><text:span text:style-name="T13">Organizatorzy: </text:span><text:span text:style-name="T19">Akademia Szachowa Marka Niedźwieckiego. </text:span><text:span text:style-name="T4">Uczniowski Klub Sportowy „Roszada”, Kapituła Kultury Szachowej.</text:span></text:p>
          <text:p text:style-name="P5"><text:span text:style-name="T12">3. Partner: </text:span><text:span text:style-name="T20">Partnerem jest Publiczna Szkoła Podstawowa Nr 6 z Oddziałami Integracyjnymi im. Orła Białego w <text:s/>Radomiu, <text:s/>ul. Rapackiego 24. </text:span></text:p>
          <text:p text:style-name="P5"><text:span text:style-name="T12">4.Termin: </text:span><text:span text:style-name="T3">Mistrzostwa</text:span><text:span text:style-name="T12"> </text:span><text:span text:style-name="T3">zostaną rozegrane 9.05.2022 r.</text:span></text:p>
          <text:p text:style-name="P5"><text:span text:style-name="T15">5. <text:s/>Program</text:span><text:span text:style-name="T6">: </text:span><text:span text:style-name="T29"><text:s/></text:span><text:span text:style-name="T37">25.04.2022 r. (poniedziałek) </text:span><text:span text:style-name="T7"><text:s/>15:30÷ 15:35– weryfikacja zgłoszeń;</text:span></text:p>
          <text:p text:style-name="P9">15:35÷ 15:40– odprawa techniczna;</text:p>
          <text:p text:style-name="P10">15:40 ÷ 15:45 – uroczyste otwarcie turnieju;</text:p>
          <text:p text:style-name="P11">15:45 ÷ 16:00 – <text:s/><text:span text:style-name="T43">rozwiązywanie 6 zadań szachowych o tematyce mat w jednym posunięciu </text:span>.</text:p>
          <text:p text:style-name="P13"><text:span text:style-name="T44">Ogłoszenie wyników <text:s/>nastąpi po godzinie 16:00.</text:span></text:p>
          <text:p text:style-name="P29"><text:span text:style-name="T34">6.</text:span><text:span text:style-name="T32"> </text:span><text:span text:style-name="T34">Miejsce</text:span><text:span text:style-name="T32">: </text:span><text:span text:style-name="T21">Publiczna Szkoła Podstawowa Nr 6 z </text:span><text:span text:style-name="T20">Oddziałami Integracyjnymi </text:span><text:span text:style-name="T21">im. Orła Białego w <text:s/>Radomiu, ul. Rapackiego 24. </text:span></text:p>
          <text:p text:style-name="P5"><text:span text:style-name="T12">7.Zgłoszenia: </text:span><text:span text:style-name="T3">U</text:span><text:span text:style-name="T23">dział w zawodach mogą wziąć wszyscy uczniowie. <text:s/></text:span></text:p>
          <text:p text:style-name="P5"><text:span text:style-name="Internet_20_link"><text:span text:style-name="T12">Zgłoszenia należy dokonać w terminie do 6.05.br. <text:s text:c="2"/>Po upływie tego terminu zgłoszenie nie zostanie przyjęte. </text:span></text:span><text:span text:style-name="Internet_20_link"><text:span text:style-name="T8">W zgłoszeniu należy podać nazwę szkoły, imię i nazwisko reprezentantów wraz z dokładną datą urodzenia, posiadaną kategorię szachową. Powyższe informacje należy przesłać <text:s/>na adres mailowy:</text:span></text:span><text:a xlink:type="simple" xlink:href="mailto:uks.roszada@gmail.com" text:style-name="Internet_20_link" text:visited-style-name="Visited_20_Internet_20_Link"><text:span text:style-name="Internet_20_link"><text:span text:style-name="T33">uks.roszada@gmail.com</text:span></text:span></text:a><text:span text:style-name="Internet_20_link"><text:span text:style-name="T38"> <text:s text:c="17"/></text:span></text:span><text:span text:style-name="Internet_20_link"><text:span text:style-name="T45">tel. 502-147-317. </text:span></text:span><text:span text:style-name="Internet_20_link"><text:span text:style-name="T46">Ilość miejsc jest ograniczona.</text:span></text:span></text:p>
          <text:p text:style-name="P5"><text:span text:style-name="T16">8. <text:s/>Opłata startowa: </text:span><text:span text:style-name="Internet_20_link"><text:span text:style-name="T11">Udział w zawodach jest bezpłatny.</text:span></text:span></text:p>
          <text:p text:style-name="P5"><text:span text:style-name="Internet_20_link"><text:span text:style-name="T11">9. </text:span></text:span><text:span text:style-name="Internet_20_link"><text:span text:style-name="T10">System rozgrywek:</text:span></text:span><text:span text:style-name="Internet_20_link"><text:span text:style-name="T11"> konkurs będzie polegał <text:s/>na rozwiązaniu <text:s/>6 zadań szachowych o tematyce mat w jednym posunięciu . O kolejności decyduje ilość zdobytych punktów. W przypadku ich równości decyduje krótszy czas rozwiązania.</text:span></text:span></text:p>
          <text:p text:style-name="P15"><text:span text:style-name="T14">10. Nagrody: <text:s/></text:span><text:span text:style-name="T19">dyplomy dla trzech najlepszych zawodników. Nagrody rzeczowe w zależności od pozyskanych sponsorów. </text:span></text:p>
          <text:p text:style-name="P15"><text:span text:style-name="T14">11. </text:span><text:span text:style-name="T13">Pozostałe przepisy:</text:span><text:span text:style-name="T3"> </text:span><text:span text:style-name="T5">Szachiści</text:span><text:span text:style-name="T31"> wyrażają zgodę na udostępnienie dokumentacji fotograficznej do celów promocyjnych.</text:span></text:p>
          <text:p text:style-name="P30"><text:span text:style-name="T22">Uczestnicy rozgrywek ubezpieczają się we własnym zakresie. Organizator nie zapewnia noclegu, ani wyżywienia.</text:span><text:span text:style-name="T17"> </text:span></text:p>
          <text:p text:style-name="P19">12. Współpraca.</text:p>
          <text:p text:style-name="P21"><text:span text:style-name="T18"><text:s text:c="7"/>- MK Janusz Domagała spółka jawna </text:span><text:a xlink:type="simple" xlink:href="http://www.kominynamiare.pl/" text:style-name="Internet_20_link" text:visited-style-name="Visited_20_Internet_20_Link"><text:span text:style-name="Internet_20_link"><text:span text:style-name="T36">www.kominynamiare.pl</text:span></text:span></text:a><text:span text:style-name="T18"> </text:span></text:p>
          <text:p text:style-name="P20">- Biuro Rachunkowe Mirosława Siczek.</text:p>
          <text:p text:style-name="P21"><text:span text:style-name="T32"><text:s text:c="14"/>- Conwex Serwis </text:span><text:a xlink:type="simple" xlink:href="http://www.conwex.pl/" text:style-name="Internet_20_link" text:visited-style-name="Visited_20_Internet_20_Link"><text:span text:style-name="Internet_20_link"><text:span text:style-name="T32">www.conwex.pl</text:span></text:span></text:a></text:p>
          <text:p text:style-name="P21"><text:soft-page-break/><text:span text:style-name="T32"><text:s text:c="13"/>- Virgo Poligrafia </text:span><text:a xlink:type="simple" xlink:href="http://www.virgo.net.pl/" text:style-name="Internet_20_link" text:visited-style-name="Visited_20_Internet_20_Link"><text:span text:style-name="Internet_20_link"><text:span text:style-name="T32">www.virgo.net.pl</text:span></text:span></text:a></text:p>
          <text:p text:style-name="P21"><text:span text:style-name="T35">13. Patronat medialny</text:span><text:span text:style-name="T32">: <text:s/></text:span><text:span text:style-name="Internet_20_link"><text:span text:style-name="T27"><text:s/>Tygodnik <text:s/>"Gość Niedzielny"</text:span></text:span><text:span text:style-name="Internet_20_link"><text:span text:style-name="T28"> </text:span></text:span><text:a xlink:type="simple" xlink:href="https://radom.gosc.pl/" text:style-name="Internet_20_link" text:visited-style-name="Visited_20_Internet_20_Link"><text:span text:style-name="Internet_20_link">https://radom.gosc.pl</text:span></text:a><text:span text:style-name="Internet_20_link"><text:span text:style-name="T47"> </text:span></text:span><text:span text:style-name="T32">Dwutygodnik „Twój Radom” </text:span><text:span text:style-name="T30"><text:s/></text:span><text:a xlink:type="simple" xlink:href="https://twojradom.pl/" text:style-name="Internet_20_link" text:visited-style-name="Visited_20_Internet_20_Link"><text:span text:style-name="Internet_20_link"><text:span text:style-name="T32">https://twojradom.pl/</text:span></text:span></text:a><text:span text:style-name="T32"> <text:s/>miesięcznik <text:s/>„Głos z Serca Polski”.</text:span></text:p>
          <text:p text:style-name="P21"><text:span text:style-name="T32"><text:s text:c="39"/></text:span><text:s text:c="34"/></text:p>
          <text:p text:style-name="P7">Radom, 1.04.2022 r. <text:s text:c="77"/>Dyrektor Mistrzostw <text:s text:c="129"/></text:p>
          <text:p text:style-name="P17"><text:span text:style-name="T24"><text:s text:c="111"/>/-/ Marek Niedźwiecki</text:span></text:p>
        </text:list-item>
      </text:list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8">ZGŁOSZENIE </text:p>
      <text:p text:style-name="P22">do udziału </text:p>
      <text:p text:style-name="P22"/>
      <text:p text:style-name="P14"><text:span text:style-name="T1">w <text:s/>OTWARTYCH <text:s/></text:span><text:span text:style-name="T2">MISTRZOSTWACH</text:span><text:span text:style-name="T13"> <text:s text:c="3"/>RADOMIA <text:s text:c="4"/>SZKÓŁ <text:s text:c="2"/>PODSTAWOWYCH <text:s/></text:span></text:p>
      <text:p text:style-name="P14"><text:span text:style-name="T13">KLAS <text:s text:c="2"/>IV-V <text:s text:c="2"/>W <text:s text:c="3"/>SZACHACH <text:s text:c="2"/></text:span></text:p>
      <text:p text:style-name="P12">w <text:s text:c="2"/>2022 r.</text:p>
      <text:p text:style-name="P12"><text:span text:style-name="T41">IM. PORUCZNIKA <text:s/></text:span><text:span text:style-name="T42">ALEKSANDRA MŁYŃSKIEGO </text:span><text:span text:style-name="T41"><text:s/>ps. „DRĄGAL”.</text:span></text:p>
      <text:p text:style-name="P26"/>
      <text:p text:style-name="P26"/>
      <text:p text:style-name="P26"><text:tab/><text:tab/><text:tab/><text:tab/><text:tab/><text:tab/><text:tab/><text:tab/> <text:s text:c="11"/>Radom, dn. ................................</text:p>
      <text:p text:style-name="P26">.............................................................</text:p>
      <text:p text:style-name="Standard"><text:span text:style-name="T39"><text:s text:c="33"/>(pieczęć szkoły)</text:span></text:p>
      <text:p text:style-name="P26"/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Lp.</text:p>
          </table:table-cell>
          <table:table-cell table:style-name="Tabela1.A1" office:value-type="string">
            <text:p text:style-name="P23">Nazwisko i imię <text:s/></text:p>
            <text:p text:style-name="P22">reprezentanta</text:p>
          </table:table-cell>
          <table:table-cell table:style-name="Tabela1.A1" office:value-type="string">
            <text:p text:style-name="P23">Data urodzenia </text:p>
            <text:p text:style-name="P22">reprezentanta</text:p>
          </table:table-cell>
          <table:table-cell table:style-name="Tabela1.D1" office:value-type="string">
            <text:p text:style-name="P23">Posiadana kategoria szachowa</text:p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1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2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3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4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5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6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7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8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9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5"/>
            <text:p text:style-name="P24">10.</text:p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D1" office:value-type="string">
            <text:p text:style-name="P27"/>
          </table:table-cell>
        </table:table-row>
      </table:table>
      <text:p text:style-name="Standard"/>
      <text:p text:style-name="P26"/>
      <text:p text:style-name="P26">Osoba zgłaszająca i odpowiedzialna za szachistów podczas mistrzostw: <text:s/></text:p>
      <text:p text:style-name="P26"/>
      <text:p text:style-name="P26">...............................................................................................................................</text:p>
      <text:p text:style-name="Standard"><text:span text:style-name="T39"><text:s text:c="59"/>Imię i nazwisko <text:s/>- nr telefonu kontaktowego</text:span></text:p>
      <text:p text:style-name="P26"/>
      <text:p text:style-name="P26"/>
      <text:p text:style-name="P26"/>
      <text:p text:style-name="P28">..............................................................</text:p>
      <text:p text:style-name="P32"><text:s text:c="8"/></text:p>
      <text:p text:style-name="P33"><text:span text:style-name="T32"><text:s text:c="93"/>/podpis i pieczęć dyrektora szkoły/ </text:span></text:p>
      <text:p text:style-name="P32"/>
      <text:p text:style-name="P31"><text:span text:style-name="T13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oft-page-break/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PT Serif" svg:font-family="'PT Serif', 'Times New Roman'" style:font-family-generic="roman"/>
    <style:font-face style:name="Lucida Sans2" svg:font-family="'Lucida Sans'" style:font-family-generic="swiss"/>
    <style:font-face style:name="OpenSymbol" svg:font-family="OpenSymbol, 'Arial Unicode MS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Neo Sans Pro1" svg:font-family="'Neo Sans Pro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eo Sans Pro" svg:font-family="'Neo Sans Pro', 'Segoe Scrip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l" fo:country="PL" style:letter-kerning="true" style:font-name-asian="SimSun1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next-style-name="Standard" style:default-outline-level="1" style:class="text">
      <style:paragraph-properties fo:margin-left="0.471cm" fo:margin-right="1.069cm" fo:margin-top="0cm" fo:margin-bottom="0.021cm" fo:line-height="109%" fo:text-align="center" style:justify-single-word="false" fo:keep-together="always" fo:orphans="2" fo:widows="2" fo:text-indent="-0.018cm" style:auto-text-indent="false" fo:keep-with-next="always"/>
      <style:text-properties fo:color="#000000" style:font-name="Times New Roman" fo:font-size="10pt" fo:language="pl" fo:country="PL" style:font-name-asian="Times New Roman" style:font-size-asian="10pt" style:font-name-complex="Times New Roman" style:font-size-complex="11pt" style:language-complex="ar" style:country-complex="SA"/>
    </style:style>
    <style:style style:name="Nagłówek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1" style:font-size-complex="14pt"/>
    </style:style>
    <style:style style:name="Podpis5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Nagłówek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" style:font-size-complex="14pt"/>
    </style:style>
    <style:style style:name="Podpis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agłówek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" style:font-size-complex="14pt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ormalny_20__28_Web_29_" style:display-name="Normalny (Web)" style:family="paragraph" style:parent-style-name="Standard">
      <style:paragraph-properties fo:margin-top="0.494cm" fo:margin-bottom="0.494cm" fo:orphans="2" fo:widows="2" fo:hyphenation-ladder-count="no-limit"/>
      <style:text-properties style:letter-kerning="true" style:font-name-asian="Times New Roman" fo:hyphenate="true" fo:hyphenation-remain-char-count="2" fo:hyphenation-push-char-count="2"/>
    </style:style>
    <style:style style:name="western" style:family="paragraph" style:parent-style-name="Standard">
      <style:text-properties style:font-name-asian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WW8Num1z0" style:family="text">
      <style:text-properties fo:color="#000000" style:font-name="Times New Roman" fo:font-size="10pt" fo:font-weight="bold" style:font-size-asian="10pt" style:font-weight-asian="bold" style:font-name-complex="Times New Roman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color="#000000" fo:font-size="10pt" fo:font-weight="bold" style:font-size-asian="10pt" style:font-weight-asian="bold" style:font-name-complex="Times New Roman" style:font-size-complex="10pt"/>
    </style:style>
    <style:style style:name="WW8Num4z0" style:family="text">
      <style:text-properties fo:color="#000000" style:font-name="Times New Roman" fo:font-size="10pt" fo:font-weight="bold" style:font-size-asian="10pt" style:font-weight-asian="bold" style:font-name-complex="Times New Roman" style:font-size-complex="10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weight="bold" style:font-weight-asian="bold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text-line-through-style="none" style:text-position="0% 100%" style:font-name="Times New Roman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/>
    </style:style>
    <style:style style:name="WW8Num8z0" style:family="text">
      <style:text-properties fo:color="#000000" style:text-line-through-style="none" style:text-position="0% 100%" style:font-name="Times New Roman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/>
    </style:style>
    <style:style style:name="Domyślna_20_czcionka_20_akapitu" style:display-name="Domyślna czcionka akapitu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Domyślna_20_czcionka_20_akapitu5" style:display-name="Domyślna czcionka akapitu5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omyślna_20_czcionka_20_akapitu4" style:display-name="Domyślna czcionka akapitu4" style:family="text"/>
    <style:style style:name="Domyślna_20_czcionka_20_akapitu3" style:display-name="Domyślna czcionka akapitu3" style:family="text"/>
    <style:style style:name="Domyślna_20_czcionka_20_akapitu2" style:display-name="Domyślna czcionka akapitu2" style:family="text"/>
    <style:style style:name="Domyślna_20_czcionka_20_akapitu1" style:display-name="Domyślna czcionka akapitu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Nagłówek_20_1_20_Znak" style:display-name="Nagłówek 1 Znak" style:family="text">
      <style:text-properties fo:color="#000000" style:font-size-complex="11pt"/>
    </style:style>
    <style:style style:name="Nagłówek_20_Znak" style:display-name="Nagłówek Znak" style:family="text">
      <style:text-properties fo:font-size="12pt" style:letter-kerning="true" style:font-name-asian="SimSun1" style:font-size-asian="12pt" style:font-name-complex="Mangal" style:font-size-complex="10.5pt" style:language-complex="hi" style:country-complex="IN"/>
    </style:style>
    <style:style style:name="Stopka_20_Znak" style:display-name="Stopka Znak" style:family="text">
      <style:text-properties fo:font-size="12pt" style:letter-kerning="true" style:font-name-asian="SimSun1" style:font-size-asian="12pt" style:font-name-complex="Mangal" style:font-size-complex="10.5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51cm" fo:margin-left="1.125cm"/>
        </style:list-level-properties>
      </text:list-level-style-number>
      <text:list-level-style-number text:level="2" text:style-name="WW8Num7z0" style:num-format="a" style:num-letter-sync="true">
        <style:list-level-properties text:list-level-position-and-space-mode="label-alignment">
          <style:list-level-label-alignment text:label-followed-by="listtab" fo:margin-left="2.868cm"/>
        </style:list-level-properties>
      </text:list-level-style-number>
      <text:list-level-style-number text:level="3" text:style-name="WW8Num7z0" style:num-format="i">
        <style:list-level-properties text:list-level-position-and-space-mode="label-alignment">
          <style:list-level-label-alignment text:label-followed-by="listtab" fo:margin-left="4.138cm"/>
        </style:list-level-properties>
      </text:list-level-style-number>
      <text:list-level-style-number text:level="4" text:style-name="WW8Num7z0" style:num-format="1">
        <style:list-level-properties text:list-level-position-and-space-mode="label-alignment">
          <style:list-level-label-alignment text:label-followed-by="listtab" fo:margin-left="5.408cm"/>
        </style:list-level-properties>
      </text:list-level-style-number>
      <text:list-level-style-number text:level="5" text:style-name="WW8Num7z0" style:num-format="a" style:num-letter-sync="true">
        <style:list-level-properties text:list-level-position-and-space-mode="label-alignment">
          <style:list-level-label-alignment text:label-followed-by="listtab" fo:margin-left="6.678cm"/>
        </style:list-level-properties>
      </text:list-level-style-number>
      <text:list-level-style-number text:level="6" text:style-name="WW8Num7z0" style:num-format="i">
        <style:list-level-properties text:list-level-position-and-space-mode="label-alignment">
          <style:list-level-label-alignment text:label-followed-by="listtab" fo:margin-left="7.948cm"/>
        </style:list-level-properties>
      </text:list-level-style-number>
      <text:list-level-style-number text:level="7" text:style-name="WW8Num7z0" style:num-format="1">
        <style:list-level-properties text:list-level-position-and-space-mode="label-alignment">
          <style:list-level-label-alignment text:label-followed-by="listtab" fo:margin-left="9.218cm"/>
        </style:list-level-properties>
      </text:list-level-style-number>
      <text:list-level-style-number text:level="8" text:style-name="WW8Num7z0" style:num-format="a" style:num-letter-sync="true">
        <style:list-level-properties text:list-level-position-and-space-mode="label-alignment">
          <style:list-level-label-alignment text:label-followed-by="listtab" fo:margin-left="10.488cm"/>
        </style:list-level-properties>
      </text:list-level-style-number>
      <text:list-level-style-number text:level="9" text:style-name="WW8Num7z0" style:num-format="i">
        <style:list-level-properties text:list-level-position-and-space-mode="label-alignment">
          <style:list-level-label-alignment text:label-followed-by="listtab" fo:margin-left="11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.251cm" fo:margin-left="1.986cm"/>
        </style:list-level-properties>
      </text:list-level-style-number>
      <text:list-level-style-number text:level="2" text:style-name="WW8Num8z0" style:num-format="a" style:num-letter-sync="true">
        <style:list-level-properties text:list-level-position-and-space-mode="label-alignment">
          <style:list-level-label-alignment text:label-followed-by="listtab" fo:margin-left="3.533cm"/>
        </style:list-level-properties>
      </text:list-level-style-number>
      <text:list-level-style-number text:level="3" text:style-name="WW8Num8z0" style:num-format="i">
        <style:list-level-properties text:list-level-position-and-space-mode="label-alignment">
          <style:list-level-label-alignment text:label-followed-by="listtab" fo:margin-left="4.803cm"/>
        </style:list-level-properties>
      </text:list-level-style-number>
      <text:list-level-style-number text:level="4" text:style-name="WW8Num8z0" style:num-format="1">
        <style:list-level-properties text:list-level-position-and-space-mode="label-alignment">
          <style:list-level-label-alignment text:label-followed-by="listtab" fo:margin-left="6.073cm"/>
        </style:list-level-properties>
      </text:list-level-style-number>
      <text:list-level-style-number text:level="5" text:style-name="WW8Num8z0" style:num-format="a" style:num-letter-sync="true">
        <style:list-level-properties text:list-level-position-and-space-mode="label-alignment">
          <style:list-level-label-alignment text:label-followed-by="listtab" fo:margin-left="7.343cm"/>
        </style:list-level-properties>
      </text:list-level-style-number>
      <text:list-level-style-number text:level="6" text:style-name="WW8Num8z0" style:num-format="i">
        <style:list-level-properties text:list-level-position-and-space-mode="label-alignment">
          <style:list-level-label-alignment text:label-followed-by="listtab" fo:margin-left="8.613cm"/>
        </style:list-level-properties>
      </text:list-level-style-number>
      <text:list-level-style-number text:level="7" text:style-name="WW8Num8z0" style:num-format="1">
        <style:list-level-properties text:list-level-position-and-space-mode="label-alignment">
          <style:list-level-label-alignment text:label-followed-by="listtab" fo:margin-left="9.883cm"/>
        </style:list-level-properties>
      </text:list-level-style-number>
      <text:list-level-style-number text:level="8" text:style-name="WW8Num8z0" style:num-format="a" style:num-letter-sync="true">
        <style:list-level-properties text:list-level-position-and-space-mode="label-alignment">
          <style:list-level-label-alignment text:label-followed-by="listtab" fo:margin-left="11.153cm"/>
        </style:list-level-properties>
      </text:list-level-style-number>
      <text:list-level-style-number text:level="9" text:style-name="WW8Num8z0" style:num-format="i">
        <style:list-level-properties text:list-level-position-and-space-mode="label-alignment">
          <style:list-level-label-alignment text:label-followed-by="listtab" fo:margin-left="12.4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Konwertuj_20_1" style:display-name="Konwertuj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Niedźwiecki</meta:initial-creator>
    <meta:creation-date>2020-11-17T01:47:00</meta:creation-date>
    <dc:date>2022-04-01T23:49:13.92</dc:date>
    <meta:print-date>2017-05-11T08:35:00</meta:print-date>
    <meta:editing-cycles>13</meta:editing-cycles>
    <meta:editing-duration>PT1H45M35S</meta:editing-duration>
    <meta:generator>OpenOffice/4.1.9$Win32 OpenOffice.org_project/419m1$Build-9805</meta:generator>
    <meta:document-statistic meta:table-count="1" meta:image-count="0" meta:object-count="0" meta:page-count="4" meta:paragraph-count="66" meta:word-count="607" meta:character-count="5521"/>
  </office:meta>
</office:document-meta>
</file>